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35f3" officeooo:paragraph-rsid="001e35f3" style:font-weight-asian="bold" style:font-weight-complex="bold"/>
    </style:style>
    <style:style style:name="P2" style:family="paragraph" style:parent-style-name="Standard">
      <style:text-properties fo:font-size="14pt" fo:font-weight="bold" officeooo:rsid="001c218a" officeooo:paragraph-rsid="001c218a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e35f3"/>
    </style:style>
    <style:style style:name="P4" style:family="paragraph" style:parent-style-name="Standard">
      <style:text-properties fo:font-weight="normal" officeooo:rsid="001e35f3" officeooo:paragraph-rsid="001e35f3" style:font-weight-asian="normal" style:font-weight-complex="normal"/>
    </style:style>
    <style:style style:name="P5" style:family="paragraph" style:parent-style-name="Standard">
      <style:text-properties style:font-name="Liberation Serif" fo:font-size="14pt" fo:font-weight="normal" officeooo:rsid="0023c2a2" officeooo:paragraph-rsid="0023c2a2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4pt" fo:font-weight="normal" officeooo:rsid="002793f4" officeooo:paragraph-rsid="002793f4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fo:font-weight="normal" officeooo:rsid="0027cd23" officeooo:paragraph-rsid="0027cd23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fo:font-weight="normal" officeooo:rsid="0027cd23" officeooo:paragraph-rsid="002beb8b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fo:font-weight="normal" officeooo:rsid="002de463" officeooo:paragraph-rsid="002de463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fo:font-weight="normal" officeooo:rsid="00301396" officeooo:paragraph-rsid="00301396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fo:font-weight="bold" officeooo:rsid="002793f4" officeooo:paragraph-rsid="002793f4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font-weight="bold" officeooo:rsid="0027cd23" officeooo:paragraph-rsid="0027cd23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font-weight="bold" officeooo:rsid="002c699b" officeooo:paragraph-rsid="002c699b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4pt" fo:font-weight="bold" officeooo:rsid="002de463" officeooo:paragraph-rsid="002de463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erif" fo:font-size="14pt" fo:font-weight="bold" officeooo:rsid="00301396" officeooo:paragraph-rsid="0030139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style:font-name="Liberation Serif" fo:font-size="14pt" fo:font-weight="bold" officeooo:rsid="0027cd23" officeooo:paragraph-rsid="0027cd23" style:font-size-asian="14pt" style:font-weight-asian="bold" style:font-size-complex="14pt" style:font-weight-complex="bold"/>
    </style:style>
    <style:style style:name="P17" style:family="paragraph" style:parent-style-name="Default_7e_LT_7e_Gliederung_20_2" style:list-style-name="L4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18" style:family="paragraph" style:parent-style-name="Default_7e_LT_7e_Gliederung_20_1">
      <style:paragraph-properties fo:line-height="10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c2a2" officeooo:paragraph-rsid="0023c2a2" style:letter-kerning="true" style:font-size-asian="14pt" style:font-style-asian="normal" style:font-weight-asian="normal" style:font-size-complex="14pt" style:font-weight-complex="normal" style:text-emphasize="none"/>
    </style:style>
    <style:style style:name="P19" style:family="paragraph" style:parent-style-name="Default_7e_LT_7e_Gliederung_20_1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793f4" officeooo:paragraph-rsid="002793f4" style:letter-kerning="true" style:font-size-asian="14pt" style:font-style-asian="normal" style:font-weight-asian="normal" style:font-size-complex="14pt" style:font-weight-complex="normal" style:text-emphasize="none"/>
    </style:style>
    <style:style style:name="P20" style:family="paragraph" style:parent-style-name="Default_7e_LT_7e_Gliederung_20_1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c699b" officeooo:paragraph-rsid="002c699b" style:letter-kerning="true" style:font-size-asian="14pt" style:font-style-asian="normal" style:font-weight-asian="normal" style:font-size-complex="14pt" style:font-weight-complex="bold" style:text-emphasize="none"/>
    </style:style>
    <style:style style:name="P21" style:family="paragraph" style:parent-style-name="Default_7e_LT_7e_Gliederung_20_1">
      <style:text-properties style:font-name="Liberation Serif" fo:font-size="14pt" fo:font-weight="normal" officeooo:rsid="003426f4" officeooo:paragraph-rsid="003426f4" style:font-size-asian="14pt" style:font-weight-asian="normal" style:font-size-complex="14pt" style:font-weight-complex="normal"/>
    </style:style>
    <style:style style:name="P22" style:family="paragraph" style:parent-style-name="Default_7e_LT_7e_Gliederung_20_1">
      <style:paragraph-properties fo:margin-left="0cm" fo:margin-right="0cm" fo:margin-top="0.499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23" style:family="paragraph" style:parent-style-name="Default_7e_LT_7e_Gliederung_20_1">
      <style:paragraph-properties fo:margin-left="0cm" fo:margin-right="0cm" fo:margin-top="0.499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5d877" officeooo:paragraph-rsid="0025d877" style:letter-kerning="true" style:font-size-asian="14pt" style:font-style-asian="normal" style:font-weight-asian="normal" style:font-size-complex="14pt" style:font-weight-complex="normal" style:text-emphasize="none"/>
    </style:style>
    <style:style style:name="P24" style:family="paragraph" style:parent-style-name="Default_7e_LT_7e_Gliederung_20_1">
      <style:paragraph-properties fo:margin-left="0cm" fo:margin-right="0cm" fo:margin-top="0.499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5d877" officeooo:paragraph-rsid="0025d877" style:letter-kerning="true" style:font-size-asian="14pt" style:font-style-asian="normal" style:font-weight-asian="bold" style:font-size-complex="14pt" style:text-emphasize="none"/>
    </style:style>
    <style:style style:name="P25" style:family="paragraph" style:parent-style-name="Default_7e_LT_7e_Gliederung_20_1">
      <style:paragraph-properties fo:margin-left="0cm" fo:margin-right="0cm" fo:margin-top="0.499cm" fo:margin-bottom="0cm" loext:contextual-spacing="false" fo:text-align="start" style:justify-single-word="false" fo:text-indent="0cm" style:auto-text-indent="false"/>
      <style:text-properties fo:font-size="14pt" style:font-size-asian="14pt" style:font-size-complex="14pt"/>
    </style:style>
    <style:style style:name="P26" style:family="paragraph" style:parent-style-name="Default_7e_LT_7e_Gliederung_20_1" style:list-style-name="L3">
      <style:paragraph-properties fo:margin-top="0.499cm" fo:margin-bottom="0cm" loext:contextual-spacing="false" fo:text-align="start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Default_7e_LT_7e_Gliederung_20_1" style:list-style-name="L3">
      <style:paragraph-properties fo:margin-top="0.499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28" style:family="paragraph" style:parent-style-name="Default_7e_LT_7e_Gliederung_20_1" style:list-style-name="L5">
      <style:paragraph-properties fo:margin-top="0.499cm" fo:margin-bottom="0cm" loext:contextual-spacing="false" fo:text-align="start" style:justify-single-word="false"/>
      <style:text-properties fo:font-size="14pt" style:font-size-asian="14pt" style:font-size-complex="14pt"/>
    </style:style>
    <style:style style:name="P29" style:family="paragraph" style:parent-style-name="Default_7e_LT_7e_Gliederung_20_1" style:list-style-name="L6">
      <style:paragraph-properties fo:margin-top="0.499cm" fo:margin-bottom="0cm" loext:contextual-spacing="false" fo:text-align="start" style:justify-single-word="false"/>
      <style:text-properties fo:font-size="14pt" style:font-size-asian="14pt" style:font-size-complex="14pt"/>
    </style:style>
    <style:style style:name="P30" style:family="paragraph" style:parent-style-name="Standard">
      <style:text-properties fo:font-size="14pt" fo:font-weight="normal" officeooo:rsid="001cf921" officeooo:paragraph-rsid="001e35f3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text-properties fo:font-size="14pt" fo:font-weight="normal" officeooo:rsid="00210868" officeooo:paragraph-rsid="00210868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227729" officeooo:paragraph-rsid="00227729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style:text-properties fo:font-size="14pt" fo:font-weight="normal" officeooo:rsid="0023c2a2" officeooo:paragraph-rsid="0023c2a2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23c2a2" officeooo:paragraph-rsid="0023c2a2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bold" officeooo:rsid="00227729" officeooo:paragraph-rsid="00227729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24b87f" officeooo:paragraph-rsid="0024b87f" style:font-size-asian="14pt" style:font-weight-asian="bold" style:font-size-complex="14pt" style:font-weight-complex="bold"/>
    </style:style>
    <style:style style:name="P37" style:family="paragraph" style:parent-style-name="Standard" style:list-style-name="L2">
      <style:text-properties fo:font-weight="normal" officeooo:rsid="0023c2a2" officeooo:paragraph-rsid="0023c2a2" style:font-weight-asian="normal" style:font-weight-complex="normal"/>
    </style:style>
    <style:style style:name="P38" style:family="paragraph" style:parent-style-name="Standard">
      <style:text-properties style:font-name="Liberation Serif" fo:font-size="14pt" fo:font-weight="normal" officeooo:rsid="002c699b" officeooo:paragraph-rsid="002c699b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Liberation Serif" fo:font-size="14pt" fo:font-weight="normal" officeooo:rsid="00334df5" officeooo:paragraph-rsid="00334df5" style:font-size-asian="14pt" style:font-weight-asian="normal" style:font-size-complex="14pt" style:font-weight-complex="normal"/>
    </style:style>
    <style:style style:name="P40" style:family="paragraph" style:parent-style-name="Standard" style:list-style-name="L6">
      <style:text-properties style:font-name="Liberation Serif" fo:font-size="14pt" fo:font-weight="normal" officeooo:rsid="003426f4" officeooo:paragraph-rsid="003426f4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Liberation Serif" fo:font-size="14pt" fo:font-weight="bold" officeooo:rsid="0030805b" officeooo:paragraph-rsid="0030805b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Liberation Serif" fo:font-size="14pt" fo:font-weight="bold" officeooo:rsid="003426f4" officeooo:paragraph-rsid="003426f4" style:font-size-asian="14pt" style:font-weight-asian="bold" style:font-size-complex="14pt" style:font-weight-complex="bold"/>
    </style:style>
    <style:style style:name="T1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7c029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style:letter-kerning="true" style:font-size-asian="24pt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style:letter-kerning="true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FreeSans" fo:font-size="24pt" fo:font-style="normal" fo:text-shadow="none" style:text-underline-style="none" style:letter-kerning="true" style:font-size-asian="24pt" style:font-style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FreeSans" fo:font-style="normal" fo:text-shadow="none" style:text-underline-style="none" style:letter-kerning="true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FreeSans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fo:font-weight="normal" officeooo:rsid="001c218a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cf921" style:font-size-asian="14pt" style:font-weight-asian="normal" style:font-size-complex="14pt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cf921" style:font-size-asian="14pt" style:font-size-complex="14pt"/>
    </style:style>
    <style:style style:name="T19" style:family="text">
      <style:text-properties fo:font-size="14pt" officeooo:rsid="001f3e58" style:font-size-asian="14pt" style:font-size-complex="14pt"/>
    </style:style>
    <style:style style:name="T20" style:family="text">
      <style:text-properties fo:font-size="14pt" officeooo:rsid="00202fcd" style:font-size-asian="14pt" style:font-size-complex="14pt"/>
    </style:style>
    <style:style style:name="T21" style:family="text">
      <style:text-properties fo:font-size="14pt" officeooo:rsid="00210868" style:font-size-asian="14pt" style:font-size-complex="14pt"/>
    </style:style>
    <style:style style:name="T22" style:family="text">
      <style:text-properties fo:font-size="14pt" officeooo:rsid="00227729" style:font-size-asian="14pt" style:font-size-complex="14pt"/>
    </style:style>
    <style:style style:name="T23" style:family="text">
      <style:text-properties officeooo:rsid="0024811c"/>
    </style:style>
    <style:style style:name="T24" style:family="text">
      <style:text-properties officeooo:rsid="0027e3cc"/>
    </style:style>
    <style:style style:name="T25" style:family="text">
      <style:text-properties officeooo:rsid="0029d2d9"/>
    </style:style>
    <style:style style:name="T26" style:family="text">
      <style:text-properties officeooo:rsid="002ab801"/>
    </style:style>
    <style:style style:name="T27" style:family="text">
      <style:text-properties officeooo:rsid="002beb8b"/>
    </style:style>
    <style:style style:name="T28" style:family="text">
      <style:text-properties officeooo:rsid="00334df5"/>
    </style:style>
    <style:style style:name="T29" style:family="text">
      <style:text-properties style:font-weight-complex="bold"/>
    </style:style>
    <style:style style:name="T30" style:family="text">
      <style:text-properties officeooo:rsid="0038f0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слайд </text:p>
      <text:p text:style-name="P3"><text:span text:style-name="T15">Здраствуйте уважаемые члены аттестационной комиссии. </text:span><text:span text:style-name="T16">Позвольте представить тему моей выпускной работы - «</text:span><text:span text:style-name="T1">Разработка системы контроля сетевыми устройствами на основе простого протокола управления сетями </text:span><text:span text:style-name="T16">»</text:span></text:p>
      <text:p text:style-name="P30"/>
      <text:p text:style-name="P1"><text:span text:style-name="T18">2 </text:span><text:span text:style-name="T17">слайд</text:span></text:p>
      <text:p text:style-name="P4"><text:span text:style-name="T17"><text:tab/>Целью работы данной работы является системы для упрощенного мониторанга локальной вычислительной сети про Simple network menegment protocol </text:span><text:span text:style-name="T20">3 версии</text:span><text:span text:style-name="T17">, </text:span><text:span text:style-name="T19">сокрощенно </text:span><text:span text:style-name="T17">SNMP</text:span><text:span text:style-name="T20">v3</text:span><text:span text:style-name="T17">.</text:span></text:p>
      <text:p text:style-name="P4"><text:span text:style-name="T17"><text:tab/></text:span><text:span text:style-name="T21">Данная система состоит из двух приложений: </text:span></text:p>
      <text:list xml:id="list6084027420940963276" text:style-name="L1">
        <text:list-item>
          <text:list>
            <text:list-item>
              <text:p text:style-name="P31"><text:s/>Программа работающяя в фоновом режиме для опроса устройств;</text:p>
            </text:list-item>
            <text:list-item>
              <text:p text:style-name="P31">Web интерфейс предоставляющий интерактивный способ взаимодействия с полученными данными.</text:p>
            </text:list-item>
            <text:list-item>
              <text:p text:style-name="P31"/>
            </text:list-item>
          </text:list>
        </text:list-item>
      </text:list>
      <text:p text:style-name="P35">3 слайд</text:p>
      <text:p text:style-name="P32">К системе были введены следующие требования:</text:p>
      <text:list xml:id="list8721817133545972580" text:style-name="L2">
        <text:list-item>
          <text:p text:style-name="P37">Логирование</text:p>
        </text:list-item>
        <text:list-item>
          <text:p text:style-name="P37">Единая база</text:p>
        </text:list-item>
        <text:list-item>
          <text:p text:style-name="P37">Авторизация пользователей</text:p>
        </text:list-item>
        <text:list-item>
          <text:p text:style-name="P37">Зашифрованная передача данных <text:s/><text:span text:style-name="T23">SNMP v3.</text:span></text:p>
        </text:list-item>
        <text:list-item>
          <text:p text:style-name="P37">Валидация входных данных</text:p>
        </text:list-item>
        <text:list-item>
          <text:p text:style-name="P37">кол-во устройств не менее 1000</text:p>
        </text:list-item>
        <text:list-item>
          <text:p text:style-name="P37">Возможность создания отдельных запросов к устройствам</text:p>
        </text:list-item>
        <text:list-item>
          <text:p text:style-name="P37">Подключение по TCP/IP</text:p>
        </text:list-item>
        <text:list-item>
          <text:p text:style-name="P37"><text:span text:style-name="T22">W</text:span><text:span text:style-name="T17">EB интерфейс должен поддерживать графический способ отображения данных, если это возможно. </text:span></text:p>
        </text:list-item>
        <text:list-item>
          <text:p text:style-name="P33"><text:s/>Упрощенный поиск по данным, для быстрого анализа. </text:p>
        </text:list-item>
      </text:list>
      <text:p text:style-name="P34"/>
      <text:p text:style-name="P36">4 слайд</text:p>
      <text:p text:style-name="P18">Zabbix — мощный и условно бесплатный пакет для многих существующих операционных систем. </text:p>
      <text:p text:style-name="P22">Free Power SNMP Manager <text:s/>- простой пакет мониторинга для платформы .NET</text:p>
      <text:p text:style-name="P22">Недостатки данных систем:</text:p>
      <text:p text:style-name="P22">• <text:s/>Отдельная плата для расширения функционала;</text:p>
      <text:p text:style-name="P22">• <text:s text:c="2"/>Сложность освоения. </text:p>
      <text:p text:style-name="P24"><text:span text:style-name="T29">5 слайд </text:span></text:p>
      <text:p text:style-name="P23">Перед началом разработки было составлено представление о взаимодействии пользователя и системы. </text:p>
      <text:p text:style-name="P5"/>
      <text:p text:style-name="P11"><text:soft-page-break/>6 слайд </text:p>
      <text:p text:style-name="P19">Демон, он же фоновый процесс, имеет следующие функциональные возможности: </text:p>
      <text:list xml:id="list1890144546618340354" text:style-name="L3">
        <text:list-item>
          <text:p text:style-name="P26"><text:span text:style-name="T3"><text:s/>Чтение из базы данных данных об устройствах </text:span><text:span text:style-name="T4">и их инициализация</text:span><text:span text:style-name="T3">;</text:span></text:p>
        </text:list-item>
        <text:list-item>
          <text:p text:style-name="P27"><text:s text:c="2"/>Ведение журнала событий;</text:p>
        </text:list-item>
        <text:list-item>
          <text:p text:style-name="P27"><text:s/>CLI для взаимодействия с пользователем по протоколоу TCP/IP;</text:p>
        </text:list-item>
        <text:list-item>
          <text:p text:style-name="P27"><text:s/>Асинхронный менеджер для опроса устройств;</text:p>
        </text:list-item>
        <text:list-item>
          <text:p text:style-name="P27">Обработка и хранение данных. </text:p>
        </text:list-item>
      </text:list>
      <text:p text:style-name="P6"/>
      <text:p text:style-name="P12">7 слайд</text:p>
      <text:p text:style-name="P7">На данном слайде представлена архитектура демона. При его <text:span text:style-name="T30">реализации </text:span><text:s/><text:span text:style-name="T24">были использованы <text:s/>DAO и ORM, и другие приемы проектирования.</text:span></text:p>
      <text:p text:style-name="P7"><text:s/></text:p>
      <text:p text:style-name="P12"><text:s/><text:span text:style-name="T26">8 слайд</text:span></text:p>
      <text:p text:style-name="P8">На данном слайде представлен<text:span text:style-name="T27">о взаимодействие с демоном через CLI при помощи системной утилиты nc. </text:span></text:p>
      <text:p text:style-name="P8"/>
      <text:p text:style-name="P13"><text:s/>9 слайд </text:p>
      <text:p text:style-name="P20"><text:s/>В отличии от CLI Web интерфей предоставляет интерактивный способ взаимодействия с данными. Так же в функциональные возможности входит: </text:p>
      <text:list xml:id="list1970021725984013502" text:style-name="L4">
        <text:list-item>
          <text:p text:style-name="P17"><text:s/>Опрос отдельных узлов ЛВС по отдельным параметрам;</text:p>
        </text:list-item>
        <text:list-item>
          <text:p text:style-name="P17"><text:s/>Управление данными об устройствах;</text:p>
        </text:list-item>
        <text:list-item>
          <text:p text:style-name="P17"><text:s/>Генерация отчетов об устройстве по протоколу SNMP v3;</text:p>
        </text:list-item>
        <text:list-item>
          <text:p text:style-name="P17">Возможность графического отображения отчетов.</text:p>
        </text:list-item>
      </text:list>
      <text:p text:style-name="P13"/>
      <text:p text:style-name="P13">10 слайд <text:line-break/><text:span text:style-name="T14">На данном слайде представлен процесс создания нового устройства в системе. </text:span></text:p>
      <text:p text:style-name="P38">Как устройство содержит различные аттрибуты для инициализации. </text:p>
      <text:p text:style-name="P38"/>
      <text:p text:style-name="P14">11 слайд</text:p>
      <text:p text:style-name="P9">Oid — это индетификатор объекта в устройстве. Каждое устройство может иметь множество объектов.</text:p>
      <text:p text:style-name="P9"/>
      <text:p text:style-name="P15">12 слайд</text:p>
      <text:p text:style-name="P10"><text:s/>Упрощенный поиск и результат в виде графика. Как видно поиск происходит по <text:s/>oid и времени. На графике можно видеть шкалу времени и шкалу единиц. Для <text:soft-page-break/>каждого oid этот параметр имеет свое обозначение, которые можно узнать из документации к устройству. </text:p>
      <text:p text:style-name="P10"/>
      <text:p text:style-name="P41">13 <text:span text:style-name="T28">слайд </text:span></text:p>
      <text:p text:style-name="P39">При разработке данной системы были использованы такие инструменты как язык программирования C++, фреймворк Ruby on Rails, Sqlite3 и другое. </text:p>
      <text:p text:style-name="P39"/>
      <text:p text:style-name="P42">14 слайд</text:p>
      <text:p text:style-name="P21"><text:span text:style-name="T7">В процессе написания данной системы были решены </text:span><text:span text:style-name="T11">следующие подзадачи: </text:span></text:p>
      <text:list xml:id="list4310655767435686930" text:style-name="L5">
        <text:list-item>
          <text:p text:style-name="P28"><text:span text:style-name="T8">Определен необходимы функционал разрабатываемой </text:span><text:span text:style-name="T12">системы;</text:span></text:p>
        </text:list-item>
        <text:list-item>
          <text:p text:style-name="P28"><text:span text:style-name="T8">Спроектирована база данных;</text:span></text:p>
        </text:list-item>
        <text:list-item>
          <text:p text:style-name="P28"><text:span text:style-name="T8">Разработана фоновая программа для сбора статистики;</text:span></text:p>
        </text:list-item>
        <text:list-item>
          <text:p text:style-name="P28"><text:span text:style-name="T8">Разработано Web приложение.</text:span></text:p>
        </text:list-item>
      </text:list>
      <text:p text:style-name="P25"><text:span text:style-name="T8">Внедрение системы автоматизированного сбора статистики </text:span><text:span text:style-name="T12">дало следующие плюсы: </text:span></text:p>
      <text:list xml:id="list4323985787242125612" text:style-name="L6">
        <text:list-item>
          <text:p text:style-name="P29"><text:span text:style-name="T8">Удаленный доступ для просмотра состояния устройств;</text:span></text:p>
        </text:list-item>
        <text:list-item>
          <text:p text:style-name="P29"><text:span text:style-name="T8">Упрощенный интерфейс для анализа данных;</text:span></text:p>
        </text:list-item>
        <text:list-item>
          <text:p text:style-name="P29"><text:span text:style-name="T8">Минимизация человеческого ресурса для сбора </text:span><text:span text:style-name="T12">необходимых данных. </text:span></text:p>
          <text:p text:style-name="P40"/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5-06-04T12:15:20.206498172</meta:creation-date>
    <meta:generator>LibreOffice/4.4.3.2$Linux_X86_64 LibreOffice_project/40m0$Build-2</meta:generator>
    <dc:date>2015-06-04T13:35:04.550222955</dc:date>
    <dc:creator>Denis </dc:creator>
    <meta:editing-duration>PT1H19M18S</meta:editing-duration>
    <meta:editing-cycles>34</meta:editing-cycles>
    <meta:document-statistic meta:table-count="0" meta:image-count="0" meta:object-count="0" meta:page-count="4" meta:paragraph-count="65" meta:word-count="473" meta:character-count="3414" meta:non-whitespace-character-count="2983"/>
  </office:meta>
</office:document-meta>
</file>